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cm" fo:margin-right="0cm" fo:text-indent="0cm" style:auto-text-indent="false" style:writing-mode="lr-tb"/>
    </style:style>
    <style:style style:name="P2" style:family="paragraph" style:parent-style-name="Preformatted_20_Text">
      <style:paragraph-properties fo:margin-left="0cm" fo:margin-right="0cm" fo:margin-top="0cm" fo:margin-bottom="0.499cm" style:contextual-spacing="false" fo:text-indent="0cm" style:auto-text-indent="false" style:writing-mode="lr-tb"/>
    </style:style>
    <style:style style:name="P3" style:family="paragraph" style:parent-style-name="Preformatted_20_Text">
      <style:paragraph-properties style:writing-mode="lr-tb"/>
    </style:style>
    <style:style style:name="P4" style:family="paragraph" style:parent-style-name="Preformatted_20_Text">
      <style:paragraph-properties fo:margin-top="0cm" fo:margin-bottom="0.499cm" style:contextual-spacing="false" style:writing-mode="lr-tb"/>
    </style:style>
    <style:style style:name="P5" style:family="paragraph" style:parent-style-name="Standard">
      <style:paragraph-properties fo:margin-top="0cm" fo:margin-bottom="0.499cm" style:contextual-spacing="false"/>
    </style:style>
    <style:style style:name="P6" style:family="paragraph" style:parent-style-name="Standard">
      <style:paragraph-properties fo:margin-top="0cm" fo:margin-bottom="0.499cm" style:contextual-spacing="false" fo:break-before="page"/>
    </style:style>
    <style:style style:name="P7" style:family="paragraph" style:parent-style-name="Standard">
      <style:paragraph-properties fo:margin-top="0cm" fo:margin-bottom="0.499cm" style:contextual-spacing="false"/>
      <style:text-properties fo:color="#bf0041" loext:opacity="100%" fo:font-style="italic" style:font-style-asian="italic" style:font-style-complex="italic"/>
    </style:style>
    <style:style style:name="P8" style:family="paragraph" style:parent-style-name="Standard">
      <style:paragraph-properties fo:margin-top="0cm" fo:margin-bottom="0.499cm" style:contextual-spacing="false"/>
      <style:text-properties officeooo:paragraph-rsid="00031c03"/>
    </style:style>
    <style:style style:name="P9" style:family="paragraph" style:parent-style-name="Standard">
      <style:paragraph-properties fo:margin-top="0cm" fo:margin-bottom="0cm" style:contextual-spacing="true" fo:line-height="100%"/>
      <style:text-properties fo:color="#3465a4" loext:opacity="100%" fo:font-weight="bold" officeooo:paragraph-rsid="00031c03" style:font-weight-asian="bold" style:font-weight-complex="bold"/>
    </style:style>
    <style:style style:name="P10" style:family="paragraph" style:parent-style-name="Standard">
      <style:paragraph-properties fo:margin-top="0cm" fo:margin-bottom="0cm" style:contextual-spacing="true" fo:line-height="100%"/>
      <style:text-properties fo:color="#3465a4" loext:opacity="100%" fo:font-weight="normal" officeooo:paragraph-rsid="00031c03" style:font-weight-asian="normal" style:font-weight-complex="normal"/>
    </style:style>
    <style:style style:name="P11" style:family="paragraph" style:parent-style-name="Standard">
      <style:paragraph-properties fo:margin-top="0cm" fo:margin-bottom="0cm" style:contextual-spacing="true"/>
      <style:text-properties fo:color="#3465a4" loext:opacity="100%" fo:font-weight="normal" officeooo:paragraph-rsid="00031c03" style:font-weight-asian="normal" style:font-weight-complex="normal"/>
    </style:style>
    <style:style style:name="P12" style:family="paragraph" style:parent-style-name="Standard">
      <style:paragraph-properties fo:break-before="page"/>
      <style:text-properties fo:color="#800080" loext:opacity="100%"/>
    </style:style>
    <style:style style:name="P13" style:family="paragraph" style:parent-style-name="Standard">
      <style:text-properties fo:color="#800080" loext:opacity="100%"/>
    </style:style>
    <style:style style:name="P14" style:family="paragraph" style:parent-style-name="Standard">
      <style:paragraph-properties fo:margin-top="0cm" fo:margin-bottom="0.499cm" style:contextual-spacing="false" fo:break-before="page"/>
      <style:text-properties fo:color="#800080" loext:opacity="100%"/>
    </style:style>
    <style:style style:name="P15" style:family="paragraph" style:parent-style-name="Text_20_body" style:list-style-name="L1">
      <style:paragraph-properties fo:margin-top="0cm" fo:margin-bottom="0cm" style:contextual-spacing="false"/>
    </style:style>
    <style:style style:name="P16" style:family="paragraph" style:parent-style-name="Text_20_body" style:list-style-name="L1">
      <style:text-properties officeooo:paragraph-rsid="0004506b"/>
    </style:style>
    <style:style style:name="P17" style:family="paragraph" style:parent-style-name="Text_20_body" style:list-style-name="L2"/>
    <style:style style:name="P18" style:family="paragraph" style:parent-style-name="Text_20_body" style:list-style-name="L2">
      <style:paragraph-properties fo:margin-top="0cm" fo:margin-bottom="0cm" style:contextual-spacing="false"/>
    </style:style>
    <style:style style:name="P19" style:family="paragraph" style:parent-style-name="Text_20_body" style:list-style-name="L3"/>
    <style:style style:name="P20" style:family="paragraph" style:parent-style-name="Text_20_body" style:list-style-name="L3">
      <style:paragraph-properties fo:margin-top="0cm" fo:margin-bottom="0cm" style:contextual-spacing="false"/>
    </style:style>
    <style:style style:name="P21" style:family="paragraph" style:parent-style-name="Text_20_body" style:list-style-name="L4"/>
    <style:style style:name="P22" style:family="paragraph" style:parent-style-name="Text_20_body" style:list-style-name="L4">
      <style:paragraph-properties fo:margin-top="0cm" fo:margin-bottom="0cm" style:contextual-spacing="false"/>
    </style:style>
    <style:style style:name="P23" style:family="paragraph" style:parent-style-name="Text_20_body" style:list-style-name="L5"/>
    <style:style style:name="P24" style:family="paragraph" style:parent-style-name="Text_20_body" style:list-style-name="L5">
      <style:paragraph-properties fo:margin-top="0cm" fo:margin-bottom="0cm" style:contextual-spacing="false"/>
    </style:style>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8"/>
    <style:style style:name="P29" style:family="paragraph" style:parent-style-name="Text_20_body" style:list-style-name="L8">
      <style:paragraph-properties fo:margin-top="0cm" fo:margin-bottom="0cm" style:contextual-spacing="false"/>
    </style:style>
    <style:style style:name="P30" style:family="paragraph" style:parent-style-name="Text_20_body" style:list-style-name="L9"/>
    <style:style style:name="P31" style:family="paragraph" style:parent-style-name="Text_20_body" style:list-style-name="L9">
      <style:paragraph-properties fo:margin-top="0cm" fo:margin-bottom="0cm" style:contextual-spacing="false"/>
    </style:style>
    <style:style style:name="P32" style:family="paragraph" style:parent-style-name="Text_20_body" style:list-style-name="L10"/>
    <style:style style:name="P33" style:family="paragraph" style:parent-style-name="Text_20_body" style:list-style-name="L10">
      <style:paragraph-properties fo:margin-top="0cm" fo:margin-bottom="0cm" style:contextual-spacing="false"/>
    </style:style>
    <style:style style:name="P34" style:family="paragraph" style:parent-style-name="Text_20_body" style:list-style-name="L11"/>
    <style:style style:name="P35" style:family="paragraph" style:parent-style-name="Text_20_body" style:list-style-name="L11">
      <style:paragraph-properties fo:margin-top="0cm" fo:margin-bottom="0cm" style:contextual-spacing="false"/>
    </style:style>
    <style:style style:name="P36" style:family="paragraph" style:parent-style-name="Text_20_body" style:list-style-name="L12"/>
    <style:style style:name="P37" style:family="paragraph" style:parent-style-name="Text_20_body" style:list-style-name="L12">
      <style:paragraph-properties fo:margin-top="0cm" fo:margin-bottom="0cm" style:contextual-spacing="false"/>
    </style:style>
    <style:style style:name="P38" style:family="paragraph" style:parent-style-name="Text_20_body" style:list-style-name="L13"/>
    <style:style style:name="P39" style:family="paragraph" style:parent-style-name="Text_20_body" style:list-style-name="L13">
      <style:paragraph-properties fo:margin-top="0cm" fo:margin-bottom="0cm" style:contextual-spacing="false"/>
    </style:style>
    <style:style style:name="P40" style:family="paragraph" style:parent-style-name="Text_20_body">
      <style:text-properties fo:color="#800080" loext:opacity="100%"/>
    </style:style>
    <style:style style:name="P41" style:family="paragraph" style:parent-style-name="Text_20_body" style:list-style-name="L14"/>
    <style:style style:name="P42" style:family="paragraph" style:parent-style-name="Text_20_body" style:list-style-name="L14">
      <style:paragraph-properties fo:margin-top="0cm" fo:margin-bottom="0cm" style:contextual-spacing="false"/>
    </style:style>
    <style:style style:name="P43" style:family="paragraph" style:parent-style-name="Text_20_body" style:list-style-name="L15"/>
    <style:style style:name="P44" style:family="paragraph" style:parent-style-name="Text_20_body" style:list-style-name="L15">
      <style:paragraph-properties fo:margin-top="0cm" fo:margin-bottom="0cm" style:contextual-spacing="false"/>
    </style:style>
    <style:style style:name="P45" style:family="paragraph" style:parent-style-name="Text_20_body" style:list-style-name="L16"/>
    <style:style style:name="P46" style:family="paragraph" style:parent-style-name="Text_20_body" style:list-style-name="L16">
      <style:paragraph-properties fo:margin-top="0cm" fo:margin-bottom="0cm" style:contextual-spacing="false"/>
    </style:style>
    <style:style style:name="P47" style:family="paragraph" style:parent-style-name="Text_20_body" style:list-style-name="L17"/>
    <style:style style:name="P48" style:family="paragraph" style:parent-style-name="Text_20_body" style:list-style-name="L17">
      <style:paragraph-properties fo:margin-top="0cm" fo:margin-bottom="0cm" style:contextual-spacing="false"/>
    </style:style>
    <style:style style:name="P49" style:family="paragraph" style:parent-style-name="Text_20_body" style:list-style-name="L18"/>
    <style:style style:name="P50" style:family="paragraph" style:parent-style-name="Text_20_body" style:list-style-name="L18">
      <style:paragraph-properties fo:margin-top="0cm" fo:margin-bottom="0cm" style:contextual-spacing="false"/>
    </style:style>
    <style:style style:name="P51" style:family="paragraph" style:parent-style-name="Text_20_body" style:list-style-name="L19"/>
    <style:style style:name="P52" style:family="paragraph" style:parent-style-name="Text_20_body" style:list-style-name="L19">
      <style:paragraph-properties fo:margin-top="0cm" fo:margin-bottom="0cm" style:contextual-spacing="false"/>
    </style:style>
    <style:style style:name="P53" style:family="paragraph" style:parent-style-name="Text_20_body" style:list-style-name="L20"/>
    <style:style style:name="P54" style:family="paragraph" style:parent-style-name="Text_20_body" style:list-style-name="L20">
      <style:paragraph-properties fo:margin-top="0cm" fo:margin-bottom="0cm" style:contextual-spacing="false"/>
    </style:style>
    <style:style style:name="P55" style:family="paragraph" style:parent-style-name="Text_20_body" style:list-style-name="L21"/>
    <style:style style:name="P56" style:family="paragraph" style:parent-style-name="Text_20_body" style:list-style-name="L21">
      <style:paragraph-properties fo:margin-top="0cm" fo:margin-bottom="0cm" style:contextual-spacing="false"/>
    </style:style>
    <style:style style:name="P57" style:family="paragraph" style:parent-style-name="Text_20_body" style:list-style-name="L22"/>
    <style:style style:name="P58" style:family="paragraph" style:parent-style-name="Text_20_body" style:list-style-name="L22">
      <style:paragraph-properties fo:margin-top="0cm" fo:margin-bottom="0cm" style:contextual-spacing="false"/>
    </style:style>
    <style:style style:name="P59" style:family="paragraph" style:parent-style-name="Text_20_body" style:list-style-name="L23"/>
    <style:style style:name="P60" style:family="paragraph" style:parent-style-name="Text_20_body" style:list-style-name="L23">
      <style:paragraph-properties fo:margin-top="0cm" fo:margin-bottom="0cm" style:contextual-spacing="false"/>
    </style:style>
    <style:style style:name="P61" style:family="paragraph" style:parent-style-name="Text_20_body" style:list-style-name="L24"/>
    <style:style style:name="P62" style:family="paragraph" style:parent-style-name="Text_20_body" style:list-style-name="L24">
      <style:paragraph-properties fo:margin-top="0cm" fo:margin-bottom="0cm" style:contextual-spacing="false"/>
    </style:style>
    <style:style style:name="P63" style:family="paragraph" style:parent-style-name="Text_20_body" style:list-style-name="L25"/>
    <style:style style:name="P64" style:family="paragraph" style:parent-style-name="Text_20_body" style:list-style-name="L25">
      <style:paragraph-properties fo:margin-top="0cm" fo:margin-bottom="0cm" style:contextual-spacing="false"/>
    </style:style>
    <style:style style:name="P65" style:family="paragraph" style:parent-style-name="Text_20_body" style:list-style-name="L26"/>
    <style:style style:name="P66" style:family="paragraph" style:parent-style-name="Text_20_body" style:list-style-name="L26">
      <style:paragraph-properties fo:margin-top="0cm" fo:margin-bottom="0cm" style:contextual-spacing="false"/>
    </style:style>
    <style:style style:name="P67" style:family="paragraph" style:parent-style-name="Text_20_body" style:list-style-name="L27"/>
    <style:style style:name="P68" style:family="paragraph" style:parent-style-name="Text_20_body" style:list-style-name="L27">
      <style:paragraph-properties fo:margin-top="0cm" fo:margin-bottom="0cm" style:contextual-spacing="false"/>
    </style:style>
    <style:style style:name="P69" style:family="paragraph" style:parent-style-name="Text_20_body" style:list-style-name="L28"/>
    <style:style style:name="P70" style:family="paragraph" style:parent-style-name="Text_20_body" style:list-style-name="L28">
      <style:paragraph-properties fo:margin-top="0cm" fo:margin-bottom="0cm" style:contextual-spacing="false"/>
    </style:style>
    <style:style style:name="P71" style:family="paragraph" style:parent-style-name="Text_20_body" style:list-style-name="L29"/>
    <style:style style:name="P72" style:family="paragraph" style:parent-style-name="Text_20_body" style:list-style-name="L29">
      <style:paragraph-properties fo:margin-top="0cm" fo:margin-bottom="0cm" style:contextual-spacing="false"/>
    </style:style>
    <style:style style:name="P73" style:family="paragraph" style:parent-style-name="Text_20_body" style:list-style-name="L30"/>
    <style:style style:name="P74" style:family="paragraph" style:parent-style-name="Text_20_body" style:list-style-name="L30">
      <style:paragraph-properties fo:margin-top="0cm" fo:margin-bottom="0cm" style:contextual-spacing="false"/>
    </style:style>
    <style:style style:name="P75" style:family="paragraph" style:parent-style-name="Text_20_body" style:list-style-name="L31"/>
    <style:style style:name="P76" style:family="paragraph" style:parent-style-name="Text_20_body" style:list-style-name="L31">
      <style:paragraph-properties fo:margin-top="0cm" fo:margin-bottom="0cm" style:contextual-spacing="false"/>
    </style:style>
    <style:style style:name="T1" style:family="text">
      <style:text-properties fo:color="#bf0041" loext:opacity="100%"/>
    </style:style>
    <style:style style:name="T2" style:family="text">
      <style:text-properties fo:color="#bf0041" loext:opacity="100%" fo:font-style="italic" style:font-style-asian="italic" style:font-style-complex="italic"/>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officeooo:rsid="00031c03"/>
    </style:style>
    <style:style style:name="T5" style:family="text">
      <style:text-properties fo:font-weight="bold" style:font-weight-asian="bold" style:font-weight-complex="bold"/>
    </style:style>
    <style:style style:name="T6" style:family="text">
      <style:text-properties fo:font-weight="bold" officeooo:rsid="00031c03" style:font-weight-asian="bold" style:font-weight-complex="bold"/>
    </style:style>
    <style:style style:name="T7" style:family="text">
      <style:text-properties fo:font-weight="normal" officeooo:rsid="00031c03" style:font-weight-asian="normal" style:font-weight-complex="normal"/>
    </style:style>
    <style:style style:name="T8" style:family="text">
      <style:text-properties fo:color="#3465a4" loext:opacity="100%" fo:font-weight="normal" officeooo:rsid="00031c03" style:font-weight-asian="normal" style:font-weight-complex="normal"/>
    </style:style>
    <style:style style:name="T9" style:family="text">
      <style:text-properties fo:color="#3465a4" loext:opacity="100%" fo:font-weight="bold" officeooo:rsid="00031c03" style:font-weight-asian="bold" style:font-weight-complex="bold"/>
    </style:style>
    <style:style style:name="T10" style:family="text">
      <style:text-properties fo:color="#000000"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fo:color="#800080" loext:opacity="10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ok, ho un negozio su spotify, ho fatto un app per shopify dove l utente può interrogare i prodotti o i dati riservati come il numero degli ordini fatti , come faccio con una chiave openai a fargli vedere i dati riservati del negozio shopify ?</text:p>
      <text:h text:style-name="Heading_20_6" text:outline-level="6">ChatGPT ha detto:</text:h>
      <text:p text:style-name="Text_20_body">Per fare in modo che l'app che hai sviluppato per Shopify possa mostrare i dati riservati del tuo negozio Shopify (come il numero degli ordini o altri dettagli specifici), puoi utilizzare una chiave API di OpenAI insieme alle API di Shopify per integrarle in un flusso di lavoro sicuro. Ecco come puoi procedere:</text:p>
      <text:p text:style-name="Horizontal_20_Line"/>
      <text:p text:style-name="P9"><text:span text:style-name="T4">Lui mi propone di interrogare l ai in questo modo :<text:line-break/><text:line-break/></text:span><text:span text:style-name="T7">async function getOpenAIResponse(question, shopifyData) {</text:span></text:p>
      <text:p text:style-name="P10"/>
      <text:p text:style-name="P10"><text:s text:c="2"/>const prompt = ` <text:bookmark-start text:name="__DdeLink__82_2530739022"/>Ecco i dati relativi agli ordini di un negozio Shopify:<text:bookmark-end text:name="__DdeLink__82_2530739022"/></text:p>
      <text:p text:style-name="P11"><text:tab/><text:bookmark-start text:name="__DdeLink__86_2530739022"/><text:span text:style-name="T5">${JSON.stringify(shopifyData)}</text:span><text:bookmark-end text:name="__DdeLink__86_2530739022"/></text:p>
      <text:p text:style-name="P11"><text:s text:c="4"/>Rispondi alla domanda in modo conciso e chiaro:</text:p>
      <text:p text:style-name="P11"><text:s text:c="4"/>${question}</text:p>
      <text:p text:style-name="P11"><text:s/>`;</text:p>
      <text:p text:style-name="P8"><text:span text:style-name="T8">in pratica prepara la domanda come testo con </text:span><text:span text:style-name="T9">${JSON.stringify(shopifyData)} i</text:span><text:span text:style-name="T8">n pratica gli passa la lista dei dati cosi può interrogare, ma il problema è che se la lista è lunga , anche se si può passare abbiamo dei problemi qui sotto gli chiedo e mi dice quale sia il problema e come raggirarlo :</text:span><text:span text:style-name="T6"><text:line-break/></text:span><text:span text:style-name="T5"><text:line-break/></text:span><text:line-break/><text:span text:style-name="T2">il problema è che per ogni interrogazione gli devo passare tutta la lista dei prodotti che potrebbe essere molto lunga , che problemi comporta ?</text:span></text:p>
      <text:h text:style-name="Heading_20_6" text:outline-level="6">ChatGPT ha detto:</text:h>
      <text:p text:style-name="Text_20_body">Hai ragione! Passare l'intera lista dei prodotti o degli ordini a OpenAI per ogni interrogazione potrebbe essere problematico per diverse ragioni, tra cui la <text:span text:style-name="Strong_20_Emphasis">dimensione del prompt</text:span> e la <text:span text:style-name="Strong_20_Emphasis">limite dei token</text:span> che OpenAI può gestire in una singola richiesta. Ecco alcune problematiche principali:</text:p>
      <text:h text:style-name="Heading_20_3" text:outline-level="3">1. <text:span text:style-name="Strong_20_Emphasis">Limite di Token di OpenAI</text:span></text:h>
      <text:p text:style-name="Text_20_body">OpenAI ha un limite massimo di <text:span text:style-name="Strong_20_Emphasis">token</text:span> (cioè parole o frammenti di parole) che può gestire in una singola richiesta. Ad esempio, il modello GPT-3 ha un limite di circa <text:span text:style-name="Strong_20_Emphasis">4.000 token</text:span> (a seconda del modello che usi), mentre GPT-4 può gestire fino a <text:span text:style-name="Strong_20_Emphasis">8.000 o 32.000 token</text:span> (a seconda della versione). Un singolo prodotto o ordine potrebbe non occupare molto spazio, ma se hai una lunga lista di ordini o prodotti, il numero di token potrebbe rapidamente crescere e superare il limite.</text:p>
      <text:p text:style-name="Text_20_body">Ad esempio:</text:p>
      <text:list text:style-name="L1">
        <text:list-item>
          <text:p text:style-name="P15">Un prodotto semplice potrebbe occupare circa 10-20 token.</text:p>
        </text:list-item>
        <text:list-item>
          <text:p text:style-name="P15">Un ordine con tutti i dettagli potrebbe occupare anche 50-100 token.</text:p>
        </text:list-item>
        <text:list-item>
          <text:p text:style-name="P16">Se hai 1000 ordini o 1000 prodotti, la somma dei token potrebbe facilmente superare il limite.</text:p>
        </text:list-item>
      </text:list>
      <text:h text:style-name="Heading_20_3" text:outline-level="3"><text:soft-page-break/>2. <text:span text:style-name="Strong_20_Emphasis">Performance e Costi</text:span></text:h>
      <text:p text:style-name="Text_20_body">Anche se non superi il limite dei token, passare grandi quantità di dati a OpenAI per ogni richiesta potrebbe rallentare le risposte, influire sull'esperienza dell'utente e aumentare i <text:span text:style-name="Strong_20_Emphasis">costi delle API</text:span>. Le richieste con più token costano di più, e rispondere frequentemente con richieste pesanti potrebbe diventare dispendioso.</text:p>
      <text:h text:style-name="Heading_20_3" text:outline-level="3">3. <text:span text:style-name="Strong_20_Emphasis">Scalabilità</text:span></text:h>
      <text:p text:style-name="Text_20_body">Se il tuo negozio cresce e la quantità di dati aumenta, questa approccio diventa meno scalabile. Ogni richiesta dovrà contenere una porzione significativa del database, e gestire questo volume di dati diventa sempre più difficile.</text:p>
      <text:p text:style-name="Horizontal_20_Line"/>
      <text:h text:style-name="Heading_20_3" text:outline-level="3">Soluzioni per Gestire questo Problema</text:h>
      <text:list text:style-name="L2">
        <text:list-item>
          <text:p text:style-name="P17"><text:span text:style-name="Strong_20_Emphasis">Filtro dei Dati Prima di Inviare a OpenAI</text:span> Invece di inviare tutta la lista dei prodotti o degli ordini a OpenAI, potresti filtrare i dati prima di inviarli. Ad esempio:</text:p>
          <text:list>
            <text:list-item>
              <text:p text:style-name="P18"><text:span text:style-name="Strong_20_Emphasis">Per gli ordini</text:span>: Se un utente chiede "Quanti ordini sono stati fatti questa settimana?", prima di passare i dati a OpenAI, calcola il numero degli ordini nella settimana corrente con una semplice query sui dati. Passa solo <text:span text:style-name="Strong_20_Emphasis">il risultato aggregato</text:span> (ad esempio, "50 ordini questa settimana") anziché l'intera lista degli ordini.</text:p>
            </text:list-item>
            <text:list-item>
              <text:p text:style-name="P18"><text:span text:style-name="Strong_20_Emphasis">Per i prodotti</text:span>: Se l'utente sta cercando un prodotto specifico, filtra i prodotti in base ai criteri della query (ad esempio, per categoria, prezzo, disponibilità) e invia solo i prodotti pertinenti. Puoi anche ridurre la quantità di dettagli (es. nome, prezzo, disponibilità) e limitare il numero di prodotti.</text:p>
            </text:list-item>
          </text:list>
        </text:list-item>
        <text:list-item>
          <text:p text:style-name="P17"><text:span text:style-name="Strong_20_Emphasis">Riassunto dei Dati</text:span> Invece di passare l'intera lista, puoi generare dei <text:span text:style-name="Strong_20_Emphasis">riassunti</text:span> per OpenAI. Ad esempio, crea un riassunto mensile o settimanale dei dati rilevanti (numero totale di ordini, vendite totali, prodotti più venduti, ecc.) e invia solo questi riassunti. Così facendo, mantieni il prompt leggero e facilmente gestibile.</text:p>
        </text:list-item>
        <text:list-item>
          <text:p text:style-name="P17"><text:span text:style-name="Strong_20_Emphasis">Paginazione o Query Specifiche</text:span> Se un utente chiede una lista di prodotti o ordini, puoi paginarli e inviare i dati in <text:span text:style-name="Strong_20_Emphasis">piccole porzioni</text:span>. Se la richiesta è troppo lunga, ad esempio, suddividi la lista di ordini in più batch, inviando a OpenAI solo una parte alla volta. Inoltre, puoi fare delle query <text:span text:style-name="Strong_20_Emphasis">specifiche</text:span> in modo che non devi mai passare tutto il database. Per esempio, se l'utente vuole sapere "Quanti ordini sono stati fatti questa settimana?", esegui una ricerca per data e calcola la risposta prima di inviarla a OpenAI.</text:p>
        </text:list-item>
        <text:list-item>
          <text:p text:style-name="P17"><text:span text:style-name="Strong_20_Emphasis">Utilizzo di un Modello Personalizzato (Fine-Tuning)</text:span> Se hai un flusso di domande ricorrenti e i dati non cambiano frequentemente, potresti pensare di <text:span text:style-name="Strong_20_Emphasis">fine-tuning</text:span> un modello OpenAI sul tuo dataset. Questo permetterebbe al modello di "imparare" a rispondere in modo più efficiente a domande specifiche, riducendo la necessità di passare un grande set di dati per ogni richiesta. In questo caso, il modello potrebbe essere in grado di rispondere a domande sui dati senza aver bisogno dell'intero dataset ogni volta.</text:p>
        </text:list-item>
        <text:list-item>
          <text:p text:style-name="P17"><text:span text:style-name="Strong_20_Emphasis">Memorizzazione dei Dati Aggregati</text:span> Un'altra soluzione sarebbe quella di <text:span text:style-name="Strong_20_Emphasis">memorizzare i risultati aggregati</text:span> delle domande più comuni in una base di dati separata (come una cache), così che non sia necessario interrogare Shopify e OpenAI ogni volta. Ad esempio:</text:p>
          <text:list>
            <text:list-item>
              <text:p text:style-name="P18"><text:soft-page-break/>Calcola il numero di ordini per giorno/settimana e memorizza questi dati.</text:p>
            </text:list-item>
            <text:list-item>
              <text:p text:style-name="P18">Quando l'utente chiede una domanda come "Quanti ordini sono stati fatti questa settimana?", invece di rifare la query e passare tutti i dati, puoi recuperare solo i dati aggregati memorizzati e passarli a OpenAI per una risposta più rapida e leggera.</text:p>
            </text:list-item>
          </text:list>
        </text:list-item>
        <text:list-item>
          <text:p text:style-name="P17"><text:span text:style-name="Strong_20_Emphasis">Limitazione del Numero di Token</text:span> Infine, se i dati da inviare sono molti, puoi implementare una <text:span text:style-name="Strong_20_Emphasis">limitazione dei token</text:span> nella tua app. Prima di inviare i dati a OpenAI, verifica che la dimensione del prompt non superi il limite dei token. Se i dati sono troppo grandi, riduci la quantità di informazioni inviate o prendi solo le prime <text:span text:style-name="Strong_20_Emphasis">N righe</text:span> di ordini/prodotti per mantenere il prompt sotto il limite.</text:p>
        </text:list-item>
      </text:list>
      <text:p text:style-name="Horizontal_20_Line"/>
      <text:h text:style-name="Heading_20_3" text:outline-level="3">Esempio di Soluzione con Filtro dei Dati</text:h>
      <text:p text:style-name="Text_20_body">Supponiamo che l'utente voglia sapere "Quanti ordini sono stati fatti questa settimana?".</text:p>
      <text:p text:style-name="Text_20_body"><text:span text:style-name="Strong_20_Emphasis">1. Filtro gli ordini a livello di server</text:span> (senza passare tutta la lista a OpenAI):</text:p>
      <text:p text:style-name="Preformatted_20_Text">javascript</text:p>
      <text:p text:style-name="Preformatted_20_Text">CopiaModifica</text:p>
      <text:p text:style-name="P1"><text:span text:style-name="Source_20_Text">// Funzione per ottenere gli ordini di questa settimana da Shopify</text:span></text:p>
      <text:p text:style-name="P3"><text:span text:style-name="Source_20_Text">async function getOrdersThisWeek() {</text:span></text:p>
      <text:p text:style-name="P3"><text:span text:style-name="Source_20_Text"><text:s text:c="2"/>const orders = await getShopifyOrders(); <text:s/>// Supponiamo che tu abbia già questa funzione</text:span></text:p>
      <text:p text:style-name="P3"><text:span text:style-name="Source_20_Text"><text:s text:c="2"/>const thisWeekOrders = orders.filter(order =&gt; {</text:span></text:p>
      <text:p text:style-name="P3"><text:span text:style-name="Source_20_Text"><text:s text:c="4"/>const orderDate = new Date(order.created_at);</text:span></text:p>
      <text:p text:style-name="P3"><text:span text:style-name="Source_20_Text"><text:s text:c="4"/>const today = new Date();</text:span></text:p>
      <text:p text:style-name="P3"><text:span text:style-name="Source_20_Text"><text:s text:c="4"/>const startOfWeek = today.setDate(today.getDate() - today.getDay()); <text:s/>// Inizio della settimana</text:span></text:p>
      <text:p text:style-name="P3"><text:span text:style-name="Source_20_Text"><text:s text:c="4"/>return orderDate &gt;= startOfWeek;</text:span></text:p>
      <text:p text:style-name="P3"><text:span text:style-name="Source_20_Text"><text:s text:c="2"/>});</text:span></text:p>
      <text:p text:style-name="P3"><text:span text:style-name="Source_20_Text"><text:s text:c="2"/>return thisWeekOrders.length; <text:s/>// Restituisce solo il numero degli ordini</text:span></text:p>
      <text:p text:style-name="P3"><text:span text:style-name="Source_20_Text">}</text:span></text:p>
      <text:p text:style-name="P3"/>
      <text:p text:style-name="P3"><text:span text:style-name="Source_20_Text">// Funzione per chiedere a OpenAI la risposta, ma solo con il dato aggregato</text:span></text:p>
      <text:p text:style-name="P3"><text:span text:style-name="Source_20_Text">async function getOpenAIResponse(question) {</text:span></text:p>
      <text:p text:style-name="P3"><text:span text:style-name="Source_20_Text"><text:s text:c="2"/>const ordersThisWeek = await getOrdersThisWeek();</text:span></text:p>
      <text:p text:style-name="P3"/>
      <text:p text:style-name="P3"><text:span text:style-name="Source_20_Text"><text:s text:c="2"/>const prompt = `</text:span></text:p>
      <text:p text:style-name="P3"><text:span text:style-name="Source_20_Text"><text:s text:c="4"/>Rispondi alla domanda in modo conciso. Ecco il dato:</text:span></text:p>
      <text:p text:style-name="P3"><text:span text:style-name="Source_20_Text"><text:s text:c="4"/>Numero di ordini questa settimana: ${ordersThisWeek}</text:span></text:p>
      <text:p text:style-name="P3"><text:span text:style-name="Source_20_Text"><text:s text:c="4"/></text:span></text:p>
      <text:p text:style-name="P3"><text:span text:style-name="Source_20_Text"><text:s text:c="4"/>Domanda:</text:span></text:p>
      <text:p text:style-name="P3"><text:span text:style-name="Source_20_Text"><text:s text:c="4"/>${question}</text:span></text:p>
      <text:p text:style-name="P3"><text:span text:style-name="Source_20_Text"><text:s text:c="2"/>`;</text:span></text:p>
      <text:p text:style-name="P3"/>
      <text:p text:style-name="P3"><text:span text:style-name="Source_20_Text"><text:s text:c="2"/>const response = await openai.createCompletion({</text:span></text:p>
      <text:p text:style-name="P3"><text:span text:style-name="Source_20_Text"><text:s text:c="4"/>model: "text-davinci-003",</text:span></text:p>
      <text:p text:style-name="P3"><text:span text:style-name="Source_20_Text"><text:s text:c="4"/>prompt: prompt,</text:span></text:p>
      <text:p text:style-name="P3"><text:span text:style-name="Source_20_Text"><text:s text:c="4"/>max_tokens: 150,</text:span></text:p>
      <text:p text:style-name="P3"><text:span text:style-name="Source_20_Text"><text:s text:c="2"/>});</text:span></text:p>
      <text:p text:style-name="P3"/>
      <text:p text:style-name="P3"><text:span text:style-name="Source_20_Text"><text:s text:c="2"/>return response.data.choices[0].text.trim();</text:span></text:p>
      <text:p text:style-name="P3"><text:span text:style-name="Source_20_Text">}</text:span></text:p>
      <text:p text:style-name="P3"/>
      <text:p text:style-name="P3"><text:span text:style-name="Source_20_Text">getOpenAIResponse("Quanti ordini sono stati fatti questa settimana?")</text:span></text:p>
      <text:p text:style-name="P3"><text:span text:style-name="Source_20_Text"><text:s text:c="2"/>.then(console.log)</text:span></text:p>
      <text:p text:style-name="P4"><text:span text:style-name="Source_20_Text"><text:s text:c="2"/>.catch(console.error);</text:span></text:p>
      <text:p text:style-name="Text_20_body">In questo esempio:</text:p>
      <text:list text:style-name="L3">
        <text:list-item>
          <text:p text:style-name="P20"><text:soft-page-break/><text:span text:style-name="Strong_20_Emphasis">Filtri gli ordini direttamente su Shopify</text:span> per ottenere solo quelli della settimana.</text:p>
        </text:list-item>
        <text:list-item>
          <text:p text:style-name="P19">Poi, <text:span text:style-name="Strong_20_Emphasis">passi solo il risultato aggregato</text:span> (ad esempio, il numero di ordini) a OpenAI.</text:p>
        </text:list-item>
      </text:list>
      <text:p text:style-name="Text_20_body">In questo modo, eviti di passare una grande quantità di dati e ottieni una risposta rapida e leggera.</text:p>
      <text:p text:style-name="Horizontal_20_Line"/>
      <text:h text:style-name="Heading_20_3" text:outline-level="3">Conclusioni</text:h>
      <text:p text:style-name="Text_20_body">Passare l'intera lista dei prodotti o ordini a OpenAI può causare problemi di performance e superare il limite dei token. Le soluzioni migliori sono:</text:p>
      <text:list text:style-name="L4">
        <text:list-item>
          <text:p text:style-name="P22"><text:span text:style-name="Strong_20_Emphasis">Filtrare i dati prima di inviarli a OpenAI</text:span> (ad esempio, inviare solo il numero di ordini).</text:p>
        </text:list-item>
        <text:list-item>
          <text:p text:style-name="P22"><text:span text:style-name="Strong_20_Emphasis">Riassumere o aggregare i dati</text:span> (come la somma degli ordini, prodotti più venduti, ecc.).</text:p>
        </text:list-item>
        <text:list-item>
          <text:p text:style-name="P21"><text:span text:style-name="Strong_20_Emphasis">Gestire i dati con paginazione o query più specifiche</text:span> per evitare di inviare troppi dati in una sola volta.</text:p>
        </text:list-item>
      </text:list>
      <text:p text:style-name="Text_20_body">Spero che queste soluzioni ti aiutino a migliorare l'interazione con OpenAI senza compromettere le prestazioni!</text:p>
      <text:p text:style-name="Standard"/>
      <text:p text:style-name="P6"><text:span text:style-name="T1">quindi visto il problema della lista lunga e il suggerimento che mi hai dato per gestirla, se riesco a gestire le interrogazioni con dati di riassiunto e meglio pilotarlo, posso essere concorenziale rispetto ad altri plugin di interrogazione di un negozio online , senza consumare troppo le richieste costose di interogazione al ai ?<text:line-break/><text:line-break/></text:span><text:span text:style-name="T10">3. </text:span><text:span text:style-name="Strong_20_Emphasis"><text:span text:style-name="T10">Ottimizzazione dei Costi</text:span></text:span></text:p>
      <text:p text:style-name="Text_20_body">La limitazione dei token è un aspetto fondamentale quando si parla di costi con le API OpenAI. Puoi implementare delle <text:span text:style-name="Strong_20_Emphasis">strategie di caching</text:span> per i dati più frequentemente richiesti, evitando così interrogazioni ripetitive ai modelli di AI e riducendo i costi legati all’uso eccessivo delle risorse. Ogni richiesta che non fa passare l'intero set di dati ma solo informazioni aggregate o riassunti diventa <text:span text:style-name="Strong_20_Emphasis">più economica</text:span>.</text:p>
      <text:h text:style-name="Heading_20_3" text:outline-level="3">4. <text:span text:style-name="Strong_20_Emphasis">Tempo di Risposta Migliorato</text:span></text:h>
      <text:p text:style-name="Text_20_body">Quando i dati sono riassunti o filtrati, il tempo di elaborazione di OpenAI può essere significativamente ridotto. Con una buona gestione delle query, puoi rispondere a domande in tempi rapidi, offrendo agli utenti una <text:span text:style-name="Strong_20_Emphasis">esperienza fluida</text:span> senza compromettere la qualità delle risposte.</text:p>
      <text:h text:style-name="Heading_20_3" text:outline-level="3">5. <text:span text:style-name="Strong_20_Emphasis">Vantaggio Competitivo</text:span></text:h>
      <text:p text:style-name="Text_20_body">Molti plugin potrebbero passare l’intero database a OpenAI o eseguire interrogazioni pesanti per ogni richiesta. Con una gestione intelligente delle informazioni, puoi <text:span text:style-name="Strong_20_Emphasis">ottenere risposte più rapide</text:span> e una <text:span text:style-name="Strong_20_Emphasis">migliore esperienza utente</text:span>. Questo ti mette sicuramente in una posizione competitiva, perché gli utenti preferiranno un sistema che risponde velocemente e non ha costi eccessivi associati.</text:p>
      <text:h text:style-name="Heading_20_3" text:outline-level="3">6. <text:span text:style-name="Strong_20_Emphasis">Personalizzazione e AI Fine-Tuning</text:span></text:h>
      <text:p text:style-name="Text_20_body">Se desideri che OpenAI risponda ancora meglio a specifiche domande sul tuo negozio (ad esempio, interrogazioni frequenti), potresti considerare un <text:span text:style-name="Strong_20_Emphasis">fine-tuning</text:span> del modello. Questo permetterebbe di addestrare il modello a rispondere in modo più preciso, riducendo la necessità di passare troppi dati in ogni richiesta, risparmiando così risorse.</text:p>
      <text:p text:style-name="P5"><text:span text:style-name="T1"/></text:p>
      <text:p text:style-name="P6"><text:span text:style-name="T1">mi spieghi meglio il fine tuning ad esempio passando la lista dei prodotti una volta sola e periodicamente aggiornarla ?</text:span></text:p>
      <text:h text:style-name="Heading_20_6" text:outline-level="6">ChatGPT ha detto:</text:h>
      <text:p text:style-name="Text_20_body">Il <text:span text:style-name="Strong_20_Emphasis">fine-tuning</text:span> è una tecnica che consente di "personalizzare" un modello di intelligenza artificiale come GPT-3 o GPT-4 per rispondere in modo più specifico a determinate esigenze o domande, adattandolo al tuo caso d'uso. In pratica, il fine-tuning permette di migliorare le risposte di un modello addestrandolo con dati specifici (ad esempio, i tuoi prodotti, ordini e altri dettagli del negozio Shopify).</text:p>
      <text:h text:style-name="Heading_20_3" text:outline-level="3">Come funziona il Fine-Tuning?</text:h>
      <text:p text:style-name="Text_20_body">Il fine-tuning avviene "aggiungendo" al modello una base di conoscenza personalizzata. Invece di utilizzare solo il modello generale (che sa un po' di tutto), lo "specializzi" con informazioni legate al tuo negozio. In questo caso, ad esempio, con i dettagli dei prodotti e degli ordini.</text:p>
      <text:h text:style-name="Heading_20_3" text:outline-level="3">Scenario: Fine-Tuning con Lista dei Prodotti</text:h>
      <text:p text:style-name="Text_20_body">Immagina di voler utilizzare OpenAI per rispondere a domande sul tuo negozio online (come "Quali prodotti sono più venduti questa settimana?" o "Mostrami i prodotti più costosi"). Puoi iniziare con una lista di tutti i tuoi prodotti (una volta) e periodicamente aggiornarla con nuovi dati.</text:p>
      <text:h text:style-name="Heading_20_4" text:outline-level="4">1. <text:span text:style-name="Strong_20_Emphasis">Prepara i Dati per il Fine-Tuning</text:span></text:h>
      <text:p text:style-name="Text_20_body">Prima di iniziare il fine-tuning, hai bisogno di <text:span text:style-name="Strong_20_Emphasis">dati formattati in un modo che il modello possa comprendere e imparare da essi</text:span>. Per un negozio online, i dati potrebbero includere informazioni come:</text:p>
      <text:list text:style-name="L5">
        <text:list-item>
          <text:p text:style-name="P24">Nome del prodotto</text:p>
        </text:list-item>
        <text:list-item>
          <text:p text:style-name="P24">Categoria</text:p>
        </text:list-item>
        <text:list-item>
          <text:p text:style-name="P24">Prezzo</text:p>
        </text:list-item>
        <text:list-item>
          <text:p text:style-name="P24">Quantità disponibile</text:p>
        </text:list-item>
        <text:list-item>
          <text:p text:style-name="P24">Dettagli sugli ordini</text:p>
        </text:list-item>
        <text:list-item>
          <text:p text:style-name="P23">Eventuali tag o descrizioni</text:p>
        </text:list-item>
      </text:list>
      <text:p text:style-name="Text_20_body">Ecco un esempio di come potrebbe apparire un dataset per il fine-tuning:</text:p>
      <text:p text:style-name="Preformatted_20_Text">json</text:p>
      <text:p text:style-name="Preformatted_20_Text">CopiaModifica</text:p>
      <text:p text:style-name="P1"><text:span text:style-name="Source_20_Text">{"prompt": "Mostrami i prodotti più costosi", "completion": "Il prodotto più costoso è 'Laptop XYZ' al prezzo di 2000€."}</text:span></text:p>
      <text:p text:style-name="P4"><text:span text:style-name="Source_20_Text">{"prompt": "Quanti prodotti sono venduti questa settimana?", "completion": "Sono stati venduti 500 prodotti questa settimana."}</text:span></text:p>
      <text:p text:style-name="Text_20_body">Una volta creato questo dataset, lo puoi inviare a OpenAI per eseguire il fine-tuning. In pratica, stai dicendo al modello: <text:span text:style-name="Strong_20_Emphasis">"Queste sono le risposte giuste per queste domande, impara da esse"</text:span>.</text:p>
      <text:h text:style-name="Heading_20_4" text:outline-level="4">2. <text:span text:style-name="Strong_20_Emphasis">Esegui il Fine-Tuning</text:span></text:h>
      <text:p text:style-name="Text_20_body">Per eseguire il fine-tuning, utilizzi un comando specifico per caricare il dataset personalizzato nell'API di OpenAI, che aggiorna il modello per farlo diventare più "esperto" sui tuoi prodotti.</text:p>
      <text:list text:style-name="L6">
        <text:list-item>
          <text:p text:style-name="P25"><text:soft-page-break/>Dopo il fine-tuning, il modello avrà una comprensione migliore delle tue esigenze specifiche, per cui potrà rispondere a domande come "Qual è il prodotto più venduto questo mese?" senza che tu debba fornirgli continuamente l'elenco completo dei prodotti.</text:p>
        </text:list-item>
      </text:list>
      <text:h text:style-name="Heading_20_4" text:outline-level="4">3. <text:span text:style-name="Strong_20_Emphasis">Aggiornamento Periodico dei Dati</text:span></text:h>
      <text:p text:style-name="Text_20_body">Anziché inviare ogni volta l'intera lista dei prodotti (che può essere lunga e pesante), <text:span text:style-name="Strong_20_Emphasis">aggiorni periodicamente i dati</text:span>:</text:p>
      <text:list text:style-name="L7">
        <text:list-item>
          <text:p text:style-name="P27">Se aggiungi nuovi prodotti, aggiorni semplicemente il dataset di addestramento.</text:p>
        </text:list-item>
        <text:list-item>
          <text:p text:style-name="P26">Potresti fare un aggiornamento mensile o settimanale dei dati (ad esempio, aggiornando la lista dei prodotti, i prezzi, le vendite).</text:p>
        </text:list-item>
      </text:list>
      <text:p text:style-name="Text_20_body">Per esempio, se vuoi aggiungere nuovi prodotti o ordini, <text:span text:style-name="Strong_20_Emphasis">crei un piccolo file di dati con solo le modifiche</text:span> e lo invii nuovamente per aggiornare il modello.</text:p>
      <text:p text:style-name="Text_20_body">Ecco come potrebbe essere un nuovo esempio di dati di aggiornamento:</text:p>
      <text:p text:style-name="Preformatted_20_Text">json</text:p>
      <text:p text:style-name="Preformatted_20_Text">CopiaModifica</text:p>
      <text:p text:style-name="P2"><text:span text:style-name="Source_20_Text">{"prompt": "Aggiungi il nuovo prodotto 'Smartphone 12' al catalogo", "completion": "Il prodotto 'Smartphone 12' è stato aggiunto al catalogo, prezzo 899€, disponibile in 100 unità."}</text:span></text:p>
      <text:p text:style-name="Text_20_body">In questo modo, <text:span text:style-name="Strong_20_Emphasis">il modello apprende le modifiche</text:span> e può continuare a rispondere in modo preciso senza necessità di passare l'intero elenco dei prodotti ogni volta.</text:p>
      <text:h text:style-name="Heading_20_4" text:outline-level="4">4. <text:span text:style-name="Strong_20_Emphasis">Uso del </text:span><text:bookmark-start text:name="__DdeLink__88_2530739022"/><text:span text:style-name="Strong_20_Emphasis">Modello Fine-Tuned</text:span><text:bookmark-end text:name="__DdeLink__88_2530739022"/></text:h>
      <text:p text:style-name="Text_20_body">Dopo il fine-tuning, puoi semplicemente fare domande generali al modello, e questo risponderà in modo intelligente utilizzando la sua conoscenza specifica sui tuoi prodotti. Ecco alcuni esempi di come interagire con il modello fine-tuned:</text:p>
      <text:list text:style-name="L8">
        <text:list-item>
          <text:p text:style-name="P28"><text:span text:style-name="Strong_20_Emphasis">Domanda dell'utente:</text:span> "Qual è il prodotto più venduto questa settimana?"</text:p>
          <text:list>
            <text:list-item>
              <text:p text:style-name="P29"><text:span text:style-name="Strong_20_Emphasis">Risposta del modello:</text:span> "Il prodotto più venduto questa settimana è 'Laptop XYZ', con 50 unità vendute."</text:p>
            </text:list-item>
          </text:list>
        </text:list-item>
        <text:list-item>
          <text:p text:style-name="P28"><text:span text:style-name="Strong_20_Emphasis">Domanda dell'utente:</text:span> "Mostrami tutti i prodotti con il prezzo superiore a 1000€."</text:p>
          <text:list>
            <text:list-item>
              <text:p text:style-name="P28"><text:span text:style-name="Strong_20_Emphasis">Risposta del modello:</text:span> "I prodotti con il prezzo superiore a 1000€ sono: 'Laptop XYZ' (2000€), 'Smartphone 12' (1200€)."</text:p>
            </text:list-item>
          </text:list>
        </text:list-item>
      </text:list>
      <text:h text:style-name="Heading_20_3" text:outline-level="3">Vantaggi del Fine-Tuning</text:h>
      <text:list text:style-name="L9">
        <text:list-item>
          <text:p text:style-name="P31"><text:span text:style-name="Strong_20_Emphasis">Meno Dati da Inviare</text:span>: Dopo il fine-tuning, non devi più inviare tutta la lista dei prodotti ad ogni richiesta. Il modello già "sa" come rispondere, usando i dati che gli hai fornito.</text:p>
        </text:list-item>
        <text:list-item>
          <text:p text:style-name="P31"><text:span text:style-name="Strong_20_Emphasis">Risposte Più Precise e Veloci</text:span>: Il modello fornirà risposte più rapide e precise grazie alla sua "comprensione" del tuo catalogo e delle tue specifiche esigenze.</text:p>
        </text:list-item>
        <text:list-item>
          <text:p text:style-name="P31"><text:span text:style-name="Strong_20_Emphasis">Aggiornamenti Facili</text:span>: Puoi aggiornare periodicamente il modello con i nuovi dati (prodotti, vendite, ordini) senza dover rifare l'intero processo di addestramento. È sufficiente aggiornare il dataset.</text:p>
        </text:list-item>
        <text:list-item>
          <text:p text:style-name="P30"><text:span text:style-name="Strong_20_Emphasis">Costi Ridotti</text:span>: Poiché il modello è addestrato con i tuoi dati specifici, non dovrai passare grandi volumi di dati (come l'intera lista di prodotti) ogni volta che fai una richiesta, risparmiando sui costi delle API.</text:p>
        </text:list-item>
      </text:list>
      <text:h text:style-name="Heading_20_3" text:outline-level="3"><text:soft-page-break/>Conclusione</text:h>
      <text:p text:style-name="Text_20_body">Il fine-tuning ti permette di creare un modello altamente <text:span text:style-name="Strong_20_Emphasis">personalizzato</text:span> per il tuo negozio, riducendo al minimo l'invio di dati e ottimizzando le risorse. Man mano che il tuo negozio cresce, puoi semplicemente aggiornare i dati senza bisogno di inviare l'intero catalogo, risparmiando tempo e costi. Questo approccio ti offre <text:span text:style-name="Strong_20_Emphasis">una soluzione scalabile</text:span> per interrogare il tuo negozio in modo efficiente ed economico.</text:p>
      <text:p text:style-name="Text_20_body">Se vuoi più dettagli su come eseguire concretamente il fine-tuning o su come strutturare i tuoi dati, fammi sapere!</text:p>
      <text:p text:style-name="P5"><text:span text:style-name="T1"/></text:p>
      <text:p text:style-name="Standard"/>
      <text:p text:style-name="P12">è possibile con openai far sottoscrivere a un abbonamento i miei utenti e io percepire una commisione di vendita ? in pratica ho una applicazione che permette di interrogare l ai sui prodotti di un negozio online da parte del mercante e vendere a questo l applicazione con labbonamento a openai, </text:p>
      <text:p text:style-name="P13"/>
      <text:p text:style-name="P40">Amazon Web Services (AWS) offre una vasta gamma di servizi di intelligenza artificiale tramite <text:span text:style-name="Strong_20_Emphasis">AWS AI &amp; Machine Learning</text:span>. Per quanto riguarda gli abbonamenti e i modelli di commissione, AWS non ha una modalità diretta che permetta di guadagnare commissioni sugli abbonamenti per AI, ma offre <text:span text:style-name="Strong_20_Emphasis">programmi di affiliazione</text:span> e opportunità di guadagno tramite il loro <text:span text:style-name="Strong_20_Emphasis">Partner Network</text:span>.</text:p>
      <text:h text:style-name="Heading_20_3" text:outline-level="3">1. <text:span text:style-name="Strong_20_Emphasis">Servizi AI di AWS</text:span>:</text:h>
      <text:p text:style-name="Text_20_body">AWS ha una serie di servizi di AI che vanno dall’elaborazione del linguaggio naturale (NLP), alla visione artificiale, al riconoscimento vocale, e all’automazione dei processi di machine learning. Alcuni dei principali servizi AI includono:</text:p>
      <text:list text:style-name="L10">
        <text:list-item>
          <text:p text:style-name="P33"><text:span text:style-name="Strong_20_Emphasis">Amazon Lex</text:span>: Servizio per la creazione di chatbot basati su AI (simile a Dialogflow di Google).</text:p>
        </text:list-item>
        <text:list-item>
          <text:p text:style-name="P33"><text:span text:style-name="Strong_20_Emphasis">Amazon Polly</text:span>: Sintesi vocale per trasformare il testo in parlato naturale.</text:p>
        </text:list-item>
        <text:list-item>
          <text:p text:style-name="P33"><text:span text:style-name="Strong_20_Emphasis">Amazon Rekognition</text:span>: Servizio di visione artificiale per analizzare immagini e video.</text:p>
        </text:list-item>
        <text:list-item>
          <text:p text:style-name="P33"><text:span text:style-name="Strong_20_Emphasis">Amazon Comprehend</text:span>: Analisi del linguaggio naturale per estrarre informazioni dai testi (sentiment analysis, entity recognition, etc.).</text:p>
        </text:list-item>
        <text:list-item>
          <text:p text:style-name="P33"><text:span text:style-name="Strong_20_Emphasis">Amazon SageMaker</text:span>: Piattaforma per costruire, addestrare e implementare modelli di machine learning.</text:p>
        </text:list-item>
        <text:list-item>
          <text:p text:style-name="P33"><text:span text:style-name="Strong_20_Emphasis">Amazon Transcribe</text:span>: Servizio di trascrizione automatica da audio a testo.</text:p>
        </text:list-item>
        <text:list-item>
          <text:p text:style-name="P32"><text:span text:style-name="Strong_20_Emphasis">Amazon Translate</text:span>: Traduzione automatica dei contenuti in più lingue.</text:p>
        </text:list-item>
      </text:list>
      <text:h text:style-name="Heading_20_3" text:outline-level="3">2. <text:span text:style-name="Strong_20_Emphasis">Modelli di Pricing</text:span>:</text:h>
      <text:p text:style-name="Text_20_body">AWS utilizza un modello di pricing <text:span text:style-name="Strong_20_Emphasis">pay-as-you-go</text:span>, dove paghi solo per le risorse che consumi. I prezzi variano a seconda del servizio e della quantità di risorse utilizzate. Ad esempio:</text:p>
      <text:list text:style-name="L11">
        <text:list-item>
          <text:p text:style-name="P35"><text:span text:style-name="Strong_20_Emphasis">Amazon Rekognition</text:span> ha tariffe diverse a seconda che tu stia analizzando immagini o video e in base al volume di dati.</text:p>
        </text:list-item>
        <text:list-item>
          <text:p text:style-name="P35"><text:span text:style-name="Strong_20_Emphasis">Amazon SageMaker</text:span> ha costi separati per l'addestramento e la distribuzione dei modelli.</text:p>
        </text:list-item>
        <text:list-item>
          <text:p text:style-name="P34"><text:span text:style-name="Strong_20_Emphasis">Amazon Comprehend</text:span> e altri servizi di linguaggio naturale hanno tariffe basate sul numero di documenti o parole elaborate.</text:p>
        </text:list-item>
      </text:list>
      <text:p text:style-name="Text_20_body">Questi servizi possono essere addebitati su base oraria o in base al volume di dati elaborati.</text:p>
      <text:h text:style-name="Heading_20_3" text:outline-level="3">3. <text:span text:style-name="Strong_20_Emphasis">Programma di Affiliazione AWS</text:span>:</text:h>
      <text:p text:style-name="Text_20_body">Amazon ha un <text:span text:style-name="Strong_20_Emphasis">programma di affiliazione</text:span> che ti consente di guadagnare commissioni promuovendo i servizi AWS. Con il programma <text:span text:style-name="Strong_20_Emphasis">AWS Activate</text:span> puoi ottenere incentivi, crediti AWS e supporto per avviare la tua attività utilizzando la piattaforma AWS. Tuttavia, non esiste un programma diretto che ti permetta di guadagnare commissioni sugli abbonamenti mensili degli utenti per l'uso di AI, ma puoi guadagnare crediti o commissioni per aver indirizzato nuovi clienti.</text:p>
      <text:p text:style-name="Text_20_body"><text:soft-page-break/>Puoi ottenere commissioni sulle vendite di AWS attraverso il programma <text:span text:style-name="Strong_20_Emphasis">AWS Referral</text:span> se porti nuovi clienti alla piattaforma e se questi utilizzano i servizi di AWS. AWS ti pagherà una commissione sui loro consumi mensili.</text:p>
      <text:h text:style-name="Heading_20_3" text:outline-level="3">4. <text:span text:style-name="Strong_20_Emphasis">AWS Partner Network (APN)</text:span>:</text:h>
      <text:p text:style-name="Text_20_body">Il <text:span text:style-name="Strong_20_Emphasis">AWS Partner Network</text:span> (APN) è un programma che permette alle aziende di costruire e vendere soluzioni su AWS. Esistono diversi tipi di partnership, tra cui:</text:p>
      <text:list text:style-name="L12">
        <text:list-item>
          <text:p text:style-name="P37"><text:span text:style-name="Strong_20_Emphasis">Consulting Partners</text:span>: Aiutano i clienti a progettare e implementare soluzioni basate su AWS.</text:p>
        </text:list-item>
        <text:list-item>
          <text:p text:style-name="P37"><text:span text:style-name="Strong_20_Emphasis">Technology Partners</text:span>: Forniscono software che gira su AWS.</text:p>
        </text:list-item>
        <text:list-item>
          <text:p text:style-name="P36"><text:span text:style-name="Strong_20_Emphasis">Marketplace Partners</text:span>: Possono vendere applicazioni nel <text:span text:style-name="Strong_20_Emphasis">AWS Marketplace</text:span>, che consente ai clienti di acquistare software e servizi in modo rapido.</text:p>
        </text:list-item>
      </text:list>
      <text:p text:style-name="Text_20_body">Se sei un <text:span text:style-name="Strong_20_Emphasis">partner AWS</text:span>, puoi guadagnare commissioni in base alle vendite o al volume di utilizzo dei servizi da parte dei tuoi clienti.</text:p>
      <text:h text:style-name="Heading_20_3" text:outline-level="3">5. <text:span text:style-name="Strong_20_Emphasis">AWS Activate per Startup</text:span>:</text:h>
      <text:p text:style-name="Text_20_body">AWS ha il programma <text:span text:style-name="Strong_20_Emphasis">AWS Activate</text:span> che fornisce alle startup risorse e crediti AWS per aiutare a costruire e scalare il loro business sulla piattaforma. Se la tua applicazione si rivolge a startup che utilizzano AI, puoi sfruttare questo programma per ottenere supporto finanziario e tecnico.</text:p>
      <text:h text:style-name="Heading_20_3" text:outline-level="3">6. <text:span text:style-name="Strong_20_Emphasis">Come guadagnare tramite AWS</text:span>:</text:h>
      <text:list text:style-name="L13">
        <text:list-item>
          <text:p text:style-name="P39"><text:span text:style-name="Strong_20_Emphasis">Referral</text:span>: Puoi guadagnare commissioni indirizzando nuovi clienti ad AWS, inclusi i servizi AI.</text:p>
        </text:list-item>
        <text:list-item>
          <text:p text:style-name="P39"><text:span text:style-name="Strong_20_Emphasis">Partnership</text:span>: Se diventi un partner di AWS, puoi guadagnare in base al volume di utilizzo dei servizi di AWS da parte dei tuoi clienti, come un modello di revenue sharing.</text:p>
        </text:list-item>
        <text:list-item>
          <text:p text:style-name="P38"><text:span text:style-name="Strong_20_Emphasis">Vendita di applicazioni</text:span>: Puoi sviluppare una soluzione SaaS o un'applicazione che sfrutta i servizi AWS (come AI) e vendere abbonamenti ai tuoi utenti. In questo caso, pagheresti AWS per le risorse che utilizzi (es. calcolo, storage, API), mentre guadagni dagli utenti.</text:p>
        </text:list-item>
      </text:list>
      <text:h text:style-name="Heading_20_3" text:outline-level="3">7. <text:span text:style-name="Strong_20_Emphasis">Integrazione dei Servizi AI</text:span>:</text:h>
      <text:p text:style-name="Text_20_body">Puoi integrare facilmente i servizi AI di AWS nella tua applicazione o piattaforma. Ad esempio, se stai costruendo un'applicazione per il commercio elettronico, potresti usare <text:span text:style-name="Strong_20_Emphasis">Amazon Rekognition</text:span> per analizzare immagini dei prodotti o <text:span text:style-name="Strong_20_Emphasis">Amazon Comprehend</text:span> per analizzare recensioni o descrizioni di prodotto in linguaggio naturale.</text:p>
      <text:h text:style-name="Heading_20_3" text:outline-level="3">8. <text:span text:style-name="Strong_20_Emphasis">Incentivi per Startup e Nuove Attività</text:span>:</text:h>
      <text:p text:style-name="Text_20_body"><text:span text:style-name="T3">Se sei un imprenditore che sta sviluppando un'app basata sull'intelligenza artificiale, puoi anche beneficiare di incentivi come crediti gratuiti o supporto da parte di AWS per ridurre i costi iniziali. Il programma </text:span><text:span text:style-name="Strong_20_Emphasis"><text:span text:style-name="T3">AWS Activate</text:span></text:span><text:span text:style-name="T3"> è pensato proprio per dare un'accelerazione alle startup.</text:span></text:p>
      <text:p text:style-name="Horizontal_20_Line"/>
      <text:p text:style-name="Text_20_body"><text:span text:style-name="Strong_20_Emphasis">In sintesi</text:span>: Anche se AWS non offre una commissione diretta sui singoli abbonamenti agli utenti che usano AI, ci sono molte opportunità di guadagno tramite i <text:span text:style-name="Strong_20_Emphasis">programmi di affiliazione</text:span>, il <text:span text:style-name="Strong_20_Emphasis">Partner </text:span><text:soft-page-break/><text:span text:style-name="Strong_20_Emphasis">Network</text:span> e i <text:span text:style-name="Strong_20_Emphasis">Referral</text:span>. Puoi anche integrare i loro servizi AI nella tua applicazione, guadagnando tramite la vendita di un abbonamento ai tuoi utenti o tramite l’offerta di soluzioni per le aziende.</text:p>
      <text:p text:style-name="P13">in pratica mi conviene sottoscrivere io un abbonamento ad un servizio di ai e creare io un abbonamento agli utenti basato sul loro consumo , il focus è che non devo avere rischi di costi eccessivi , se avvengono sono a carico degli utenti che io gli limito le richieste ?</text:p>
      <text:h text:style-name="Heading_20_6" text:outline-level="6"/>
      <text:p text:style-name="Text_20_body">Sì, la tua idea di <text:span text:style-name="Strong_20_Emphasis">sottoscrivere un abbonamento a un servizio AI</text:span> e creare un modello di abbonamento per gli utenti basato sul <text:span text:style-name="Strong_20_Emphasis">loro consumo</text:span> è una strategia pratica, che ti permette di <text:span text:style-name="Strong_20_Emphasis">limitare i rischi finanziari</text:span> e fare in modo che siano gli utenti a coprire i costi generati dal loro utilizzo. Questo approccio ti consente di gestire i costi senza doverli affrontare completamente da solo.</text:p>
      <text:h text:style-name="Heading_20_3" text:outline-level="3">Ecco un piano pratico per implementare questo modello:</text:h>
      <text:h text:style-name="Heading_20_4" text:outline-level="4">1. <text:span text:style-name="Strong_20_Emphasis">Sottoscrizione di un abbonamento ad un servizio AI (come OpenAI, AWS, Google Cloud, etc.)</text:span></text:h>
      <text:list text:style-name="L14">
        <text:list-item>
          <text:p text:style-name="P42">Sottoscrivi un piano che ti offra una tariffa prevedibile e vantaggiosa. Se il servizio utilizza un modello <text:span text:style-name="Strong_20_Emphasis">pay-as-you-go</text:span>, scegli un piano che consenta di limitare i costi mensili (ad esempio, piani con limiti di utilizzo).</text:p>
        </text:list-item>
        <text:list-item>
          <text:p text:style-name="P41">Molti servizi di AI, come <text:span text:style-name="Strong_20_Emphasis">AWS</text:span>, <text:span text:style-name="Strong_20_Emphasis">Google Cloud</text:span> e <text:span text:style-name="Strong_20_Emphasis">OpenAI</text:span>, offrono opzioni scalabili, dove puoi partire con una spesa minima e aumentare il piano in base all'uso.</text:p>
        </text:list-item>
      </text:list>
      <text:h text:style-name="Heading_20_4" text:outline-level="4">2. <text:span text:style-name="Strong_20_Emphasis">Creazione di un modello di abbonamento per i tuoi utenti</text:span></text:h>
      <text:list text:style-name="L15">
        <text:list-item>
          <text:p text:style-name="P44"><text:span text:style-name="Strong_20_Emphasis">Definisci limiti di consumo per gli utenti</text:span>: Imposta un sistema che limiti le richieste per ogni utente in base al loro abbonamento. Ad esempio:</text:p>
          <text:list>
            <text:list-item>
              <text:p text:style-name="P44">Un piano base che permette X richieste al mese.</text:p>
            </text:list-item>
            <text:list-item>
              <text:p text:style-name="P44">Un piano intermedio che consente Y richieste al mese.</text:p>
            </text:list-item>
            <text:list-item>
              <text:p text:style-name="P44">Un piano premium che consente un numero illimitato di richieste o un numero molto più alto.</text:p>
            </text:list-item>
          </text:list>
        </text:list-item>
        <text:list-item>
          <text:p text:style-name="P43"><text:span text:style-name="Strong_20_Emphasis">Monitoraggio del consumo</text:span>: Integra un sistema di monitoraggio per tenere traccia di quanto ciascun utente stia utilizzando. Alcuni servizi API offrono un sistema di contatori, dove puoi vedere quante richieste sono state fatte.</text:p>
        </text:list-item>
      </text:list>
      <text:h text:style-name="Heading_20_4" text:outline-level="4">3. <text:span text:style-name="Strong_20_Emphasis">Limita e adatta le risorse in base al piano dell'utente</text:span></text:h>
      <text:p text:style-name="Text_20_body">Puoi usare un approccio flessibile, dove se un utente raggiunge il limite delle richieste mensili, può:</text:p>
      <text:list text:style-name="L16">
        <text:list-item>
          <text:p text:style-name="P46"><text:span text:style-name="Strong_20_Emphasis">Pagare un extra</text:span>: Per ogni richiesta aggiuntiva (ad esempio, una tariffa per "richieste extra" o un "overage charge").</text:p>
        </text:list-item>
        <text:list-item>
          <text:p text:style-name="P45"><text:span text:style-name="Strong_20_Emphasis">Rinnovare il piano</text:span>: Passare a un piano superiore che offre più richieste.</text:p>
        </text:list-item>
      </text:list>
      <text:h text:style-name="Heading_20_4" text:outline-level="4">4. <text:span text:style-name="Strong_20_Emphasis">Gestione dei rischi di costi eccessivi</text:span></text:h>
      <text:p text:style-name="Text_20_body">Se l'utente supera il limite del suo piano e non hai un sistema di gestione delle risorse, il rischio di costi eccessivi è concreto. Quindi è fondamentale:</text:p>
      <text:list text:style-name="L17">
        <text:list-item>
          <text:p text:style-name="P48"><text:span text:style-name="Strong_20_Emphasis">Impostare soglie di utilizzo</text:span> per evitare che gli utenti generino costi esorbitanti senza che tu te ne accorga. Puoi anche introdurre <text:span text:style-name="Strong_20_Emphasis">avvisi automatici</text:span> che informano l'utente quando sta per raggiungere il limite.</text:p>
        </text:list-item>
        <text:list-item>
          <text:p text:style-name="P47"><text:soft-page-break/><text:span text:style-name="Strong_20_Emphasis">Bloccare l'accesso</text:span> una volta raggiunto il limite, a meno che l'utente non scelga di passare a un piano superiore o di pagare per richieste extra.</text:p>
        </text:list-item>
      </text:list>
      <text:h text:style-name="Heading_20_4" text:outline-level="4">5. <text:span text:style-name="Strong_20_Emphasis">Politiche di "pay-per-use" (pay-as-you-go)</text:span></text:h>
      <text:p text:style-name="Text_20_body">Molti provider di AI, come <text:span text:style-name="Strong_20_Emphasis">AWS</text:span> e <text:span text:style-name="Strong_20_Emphasis">OpenAI</text:span>, offrono modelli <text:span text:style-name="Strong_20_Emphasis">pay-per-use</text:span> che ti consentono di addebitare agli utenti solo in base al loro effettivo utilizzo. Questo ti permette di passare direttamente i costi ai tuoi utenti senza rischiare che tu debba coprire costi imprevisti. Devi solo essere sicuro di:</text:p>
      <text:list text:style-name="L18">
        <text:list-item>
          <text:p text:style-name="P50">Calcolare <text:span text:style-name="Strong_20_Emphasis">quanto ti costa per ogni richiesta</text:span> (ad esempio, il costo di una query di OpenAI per il modello che stai usando).</text:p>
        </text:list-item>
        <text:list-item>
          <text:p text:style-name="P49">Definire chiaramente il <text:span text:style-name="Strong_20_Emphasis">prezzo per l'utente</text:span> che copre i tuoi costi e ti consente di fare un profitto.</text:p>
        </text:list-item>
      </text:list>
      <text:h text:style-name="Heading_20_4" text:outline-level="4">6. <text:span text:style-name="Strong_20_Emphasis">Esempio di implementazione di costi e limiti:</text:span></text:h>
      <text:p text:style-name="Text_20_body">Immagina che tu stia usando un servizio come <text:span text:style-name="Strong_20_Emphasis">OpenAI</text:span> (o un altro provider con un piano "pay-as-you-go"). Se OpenAI ti addebita $0,01 per richiesta (come esempio), e un utente ha un piano base che consente 1.000 richieste al mese, allora:</text:p>
      <text:list text:style-name="L19">
        <text:list-item>
          <text:p text:style-name="P52">Il costo per te è di <text:span text:style-name="Strong_20_Emphasis">$10</text:span> al mese per quell'utente.</text:p>
        </text:list-item>
        <text:list-item>
          <text:p text:style-name="P52">Potresti vendere l'abbonamento a quell'utente per, ad esempio, <text:span text:style-name="Strong_20_Emphasis">$15 al mese</text:span>, lasciando un margine di profitto.</text:p>
        </text:list-item>
        <text:list-item>
          <text:p text:style-name="P51">Se l'utente supera le 1.000 richieste, puoi addebitare loro un <text:span text:style-name="Strong_20_Emphasis">extra</text:span> di $0,01 per ogni richiesta aggiuntiva.</text:p>
        </text:list-item>
      </text:list>
      <text:h text:style-name="Heading_20_4" text:outline-level="4">7. <text:span text:style-name="Strong_20_Emphasis">Strumenti per la gestione del consumo e delle tariffe</text:span></text:h>
      <text:p text:style-name="Text_20_body">Puoi integrare alcune soluzioni software per:</text:p>
      <text:list text:style-name="L20">
        <text:list-item>
          <text:p text:style-name="P54">Monitorare il <text:span text:style-name="Strong_20_Emphasis">consumo di risorse</text:span> da parte degli utenti.</text:p>
        </text:list-item>
        <text:list-item>
          <text:p text:style-name="P54"><text:span text:style-name="Strong_20_Emphasis">Fatturare automaticamente</text:span> in base al consumo.</text:p>
        </text:list-item>
        <text:list-item>
          <text:p text:style-name="P53"><text:span text:style-name="Strong_20_Emphasis">Automatizzare le limitazioni</text:span> e la gestione dei piani, facendo in modo che gli utenti siano facilmente reindirizzati a piani superiori o che pagano per l'uso extra.</text:p>
        </text:list-item>
      </text:list>
      <text:p text:style-name="Text_20_body">Piattaforme come <text:span text:style-name="Strong_20_Emphasis">Stripe</text:span> possono essere integrate per gestire i pagamenti, i piani e la fatturazione, mentre soluzioni di monitoraggio come <text:span text:style-name="Strong_20_Emphasis">AWS CloudWatch</text:span> o strumenti di analisi API possono tenere traccia dell'uso delle risorse.</text:p>
      <text:h text:style-name="Heading_20_3" text:outline-level="3">Conclusione:</text:h>
      <text:p text:style-name="Text_20_body">Il modello che stai considerando (un abbonamento che passa i costi direttamente agli utenti) è sicuramente una strategia valida, specialmente per evitare il rischio di costi imprevisti. Puoi:</text:p>
      <text:list text:style-name="L21">
        <text:list-item>
          <text:p text:style-name="P56">Adottare piani scalabili basati sul consumo.</text:p>
        </text:list-item>
        <text:list-item>
          <text:p text:style-name="P56">Utilizzare strumenti di monitoraggio per tenere traccia dell'utilizzo.</text:p>
        </text:list-item>
        <text:list-item>
          <text:p text:style-name="P55">Implementare un sistema di fatturazione che si adatta dinamicamente al consumo degli utenti.</text:p>
        </text:list-item>
      </text:list>
      <text:p text:style-name="Text_20_body">Questa soluzione ti permetterà di proteggerti da costi eccessivi, offrendo al contempo un servizio flessibile per i tuoi utenti, che potranno pagare in base alle loro necessità.</text:p>
      <text:p text:style-name="P6"><text:span text:style-name="T14">ho visto che aws ha servizi evoluti per esempio fargli vedere delle immagini , potrei offrire un servizio che per esempio fatta una foto a un vestito mi cerca uno simile ?</text:span></text:p>
      <text:p text:style-name="Text_20_body">Sì, è assolutamente possibile creare un servizio che permetta agli utenti di caricare una foto di un vestito e utilizzare i servizi evoluti di <text:span text:style-name="Strong_20_Emphasis">AWS</text:span> per cercare un prodotto simile, basandoti sull'elaborazione delle immagini tramite intelligenza artificiale. AWS offre diversi strumenti che ti permetterebbero di fare proprio questo, in particolare utilizzando servizi come <text:span text:style-name="Strong_20_Emphasis">Amazon Rekognition</text:span> (per la visione artificiale) e <text:span text:style-name="Strong_20_Emphasis">AWS SageMaker</text:span> (per l'apprendimento automatico).</text:p>
      <text:h text:style-name="Heading_20_3" text:outline-level="3">Servizi AWS per il riconoscimento delle immagini</text:h>
      <text:p text:style-name="Text_20_body">Ecco una panoramica dei principali servizi AWS che potrebbero aiutarti a costruire una funzionalità per il riconoscimento di immagini (come cercare vestiti simili da una foto):</text:p>
      <text:list text:style-name="L22">
        <text:list-item>
          <text:p text:style-name="P57"><text:span text:style-name="Strong_20_Emphasis">Amazon Rekognition</text:span>:</text:p>
          <text:list>
            <text:list-item>
              <text:p text:style-name="P58"><text:span text:style-name="Strong_20_Emphasis">Amazon Rekognition</text:span> è uno dei servizi più completi di AWS per l'analisi delle immagini e dei video. Ti permette di identificare oggetti, persone, scene e attività all'interno di un'immagine.</text:p>
            </text:list-item>
            <text:list-item>
              <text:p text:style-name="P58"><text:span text:style-name="Strong_20_Emphasis">Funzione di ricerca visiva</text:span>: Può essere usato per analizzare le immagini e poi fare delle comparazioni tra l'immagine caricata dall'utente e un database di immagini di vestiti o articoli. In pratica, potresti usare <text:span text:style-name="Strong_20_Emphasis">Rekognition</text:span> per estrarre caratteristiche visive (come colore, forma, texture, etc.) e trovare articoli simili all'interno di un catalogo.</text:p>
            </text:list-item>
          </text:list>
        </text:list-item>
        <text:list-item>
          <text:p text:style-name="P57"><text:span text:style-name="Strong_20_Emphasis">Amazon SageMaker</text:span>:</text:p>
          <text:list>
            <text:list-item>
              <text:p text:style-name="P58">Se hai bisogno di un <text:span text:style-name="Strong_20_Emphasis">modello personalizzato</text:span> (ad esempio per riconoscere specifici tipi di vestiti, scarpe, accessori, etc.), <text:span text:style-name="Strong_20_Emphasis">Amazon SageMaker</text:span> ti permette di costruire e addestrare il tuo modello di machine learning.</text:p>
            </text:list-item>
            <text:list-item>
              <text:p text:style-name="P58">Puoi addestrare un modello specifico per il riconoscimento di vestiti basato su un dataset di immagini di abbigliamento. Una volta che il modello è addestrato, puoi usarlo per confrontare nuove immagini caricate dagli utenti e trovare vestiti simili nel tuo catalogo.</text:p>
            </text:list-item>
          </text:list>
        </text:list-item>
        <text:list-item>
          <text:p text:style-name="P57"><text:span text:style-name="Strong_20_Emphasis">AWS Rekognition Custom Labels</text:span>:</text:p>
          <text:list>
            <text:list-item>
              <text:p text:style-name="P58"><text:span text:style-name="Strong_20_Emphasis">Custom Labels</text:span> di Rekognition ti consente di addestrare il sistema di riconoscimento per oggetti specifici. Se hai un dataset di vestiti, puoi etichettare e addestrare Rekognition per riconoscere specifiche tipologie di abbigliamento, come giacche, pantaloni, camicie, ecc. Questo ti permette di creare un sistema che riconosce abbigliamento e cerca articoli simili nel tuo catalogo.</text:p>
            </text:list-item>
          </text:list>
        </text:list-item>
        <text:list-item>
          <text:p text:style-name="P57"><text:span text:style-name="Strong_20_Emphasis">Amazon Personalize</text:span> (per raccomandazioni personalizzate):</text:p>
          <text:list>
            <text:list-item>
              <text:p text:style-name="P58"><text:span text:style-name="Strong_20_Emphasis">Amazon Personalize</text:span> è un servizio di raccomandazione basato su AI che può essere utilizzato per creare suggerimenti personalizzati per i tuoi utenti, ad esempio suggerire vestiti simili a quelli che l'utente ha visto o caricato. Può essere utilizzato in combinazione con il riconoscimento visivo per offrire una ricerca personalizzata per ogni utente.</text:p>
            </text:list-item>
            <text:list-item>
              <text:p text:style-name="P57">Potresti utilizzare le immagini caricate per generare <text:span text:style-name="Strong_20_Emphasis">raccomandazioni</text:span> personalizzate di vestiti simili.</text:p>
            </text:list-item>
          </text:list>
        </text:list-item>
      </text:list>
      <text:h text:style-name="Heading_20_3" text:outline-level="3"><text:soft-page-break/>Come funziona il processo</text:h>
      <text:list text:style-name="L23">
        <text:list-item>
          <text:p text:style-name="P60"><text:span text:style-name="Strong_20_Emphasis">Caricamento della foto</text:span>: L'utente carica una foto del vestito che desidera cercare.</text:p>
        </text:list-item>
        <text:list-item>
          <text:p text:style-name="P60"><text:span text:style-name="Strong_20_Emphasis">Elaborazione con Rekognition o SageMaker</text:span>: Utilizzi <text:span text:style-name="Strong_20_Emphasis">Amazon Rekognition</text:span> o un modello personalizzato su <text:span text:style-name="Strong_20_Emphasis">Amazon SageMaker</text:span> per analizzare l'immagine e identificare le caratteristiche chiave del vestito, come colore, tipo di tessuto, forma, ecc.</text:p>
        </text:list-item>
        <text:list-item>
          <text:p text:style-name="P60"><text:span text:style-name="Strong_20_Emphasis">Ricerca nel catalogo</text:span>: Una volta che hai identificato le caratteristiche, puoi confrontarle con le immagini del tuo catalogo di prodotti (potresti avere un database di immagini di vestiti con etichette o descrizioni).</text:p>
          <text:list>
            <text:list-item>
              <text:p text:style-name="P60">Se utilizzi <text:span text:style-name="Strong_20_Emphasis">Rekognition Custom Labels</text:span>, il sistema può identificare oggetti specifici nel vestito (ad esempio, "giacca", "pantaloni", "camicia").</text:p>
            </text:list-item>
            <text:list-item>
              <text:p text:style-name="P60">Con <text:span text:style-name="Strong_20_Emphasis">Amazon Personalize</text:span>, puoi utilizzare la ricerca visiva combinata con dati di preferenze dell'utente per suggerire articoli simili.</text:p>
            </text:list-item>
          </text:list>
        </text:list-item>
        <text:list-item>
          <text:p text:style-name="P59"><text:span text:style-name="Strong_20_Emphasis">Restituzione dei risultati</text:span>: Mostri all'utente una lista di vestiti simili che potrebbe acquistare, con link o dettagli per acquistarli.</text:p>
        </text:list-item>
      </text:list>
      <text:h text:style-name="Heading_20_3" text:outline-level="3">Esempio di flusso dell'app</text:h>
      <text:list text:style-name="L24">
        <text:list-item>
          <text:p text:style-name="P62"><text:span text:style-name="Strong_20_Emphasis">L'utente scatta una foto</text:span> di un vestito con il proprio smartphone o carica una foto dal proprio dispositivo.</text:p>
        </text:list-item>
        <text:list-item>
          <text:p text:style-name="P62">L'app invia l'immagine al tuo server, dove viene elaborata tramite i <text:span text:style-name="Strong_20_Emphasis">servizi AWS</text:span>.</text:p>
        </text:list-item>
        <text:list-item>
          <text:p text:style-name="P62"><text:span text:style-name="Strong_20_Emphasis">Amazon Rekognition</text:span> analizza l'immagine e restituisce le caratteristiche principali del vestito (colore, tipo di indumento, ecc.).</text:p>
        </text:list-item>
        <text:list-item>
          <text:p text:style-name="P62">Confronti le informazioni estratte con il tuo <text:span text:style-name="Strong_20_Emphasis">database di vestiti</text:span>, utilizzando un algoritmo di ricerca visiva per trovare articoli simili.</text:p>
        </text:list-item>
        <text:list-item>
          <text:p text:style-name="P61">Mostri all'utente una lista di vestiti simili, con link per acquistarli, accompagnati da informazioni aggiuntive (prezzo, disponibilità, ecc.).</text:p>
        </text:list-item>
      </text:list>
      <text:h text:style-name="Heading_20_3" text:outline-level="3">Vantaggi di questa soluzione</text:h>
      <text:list text:style-name="L25">
        <text:list-item>
          <text:p text:style-name="P64"><text:span text:style-name="Strong_20_Emphasis">Ricerca visiva avanzata</text:span>: La possibilità di cercare articoli simili basandosi su immagini rende l'esperienza molto più coinvolgente per gli utenti, soprattutto nel settore della moda.</text:p>
        </text:list-item>
        <text:list-item>
          <text:p text:style-name="P64"><text:span text:style-name="Strong_20_Emphasis">Raccomandazioni personalizzate</text:span>: Combinando i servizi di riconoscimento visivo con <text:span text:style-name="Strong_20_Emphasis">Amazon Personalize</text:span>, puoi offrire suggerimenti basati sulle preferenze e comportamenti passati dell'utente, aumentando la probabilità di acquisto.</text:p>
        </text:list-item>
        <text:list-item>
          <text:p text:style-name="P64"><text:span text:style-name="Strong_20_Emphasis">Scalabilità</text:span>: I servizi AWS sono altamente scalabili, quindi puoi iniziare con pochi utenti e crescere facilmente senza preoccuparti di gestire manualmente l'infrastruttura.</text:p>
        </text:list-item>
        <text:list-item>
          <text:p text:style-name="P63"><text:span text:style-name="Strong_20_Emphasis">Ottimizzazione dei costi</text:span>: Con il modello <text:span text:style-name="Strong_20_Emphasis">pay-as-you-go</text:span> di AWS, paghi solo per le risorse che utilizzi, quindi puoi iniziare con costi contenuti e aumentare l'uso man mano che il tuo servizio cresce.</text:p>
        </text:list-item>
      </text:list>
      <text:h text:style-name="Heading_20_3" text:outline-level="3">Considerazioni sui costi</text:h>
      <text:list text:style-name="L26">
        <text:list-item>
          <text:p text:style-name="P66"><text:span text:style-name="Strong_20_Emphasis">Costo di Amazon Rekognition</text:span>: Il costo dipende dal numero di immagini che analizzi e dai tipi di operazioni che esegui (analisi di immagini, riconoscimento di volti, ricerca visiva, ecc.). Di solito, AWS offre un piano di utilizzo gratuito limitato, ma per un servizio continuo, dovrai pagare in base al volume.</text:p>
        </text:list-item>
        <text:list-item>
          <text:p text:style-name="P66"><text:soft-page-break/><text:span text:style-name="Strong_20_Emphasis">Costo di SageMaker</text:span>: Se decidi di addestrare un modello personalizzato, dovrai pagare per l'addestramento del modello, la memorizzazione e le inferenze.</text:p>
        </text:list-item>
        <text:list-item>
          <text:p text:style-name="P65"><text:span text:style-name="Strong_20_Emphasis">Costo di Amazon Personalize</text:span>: Anche questo servizio ha costi legati al numero di dati elaborati e alle risorse computazionali utilizzate.</text:p>
        </text:list-item>
      </text:list>
      <text:h text:style-name="Heading_20_3" text:outline-level="3">Conclusione</text:h>
      <text:p text:style-name="Text_20_body">La tua idea di creare un servizio che consente agli utenti di caricare una foto di un vestito e trovare articoli simili utilizzando <text:span text:style-name="Strong_20_Emphasis">AWS AI</text:span> è molto fattibile e può essere realizzata con una combinazione di <text:span text:style-name="Strong_20_Emphasis">Amazon Rekognition</text:span> per il riconoscimento visivo, <text:span text:style-name="Strong_20_Emphasis">SageMaker</text:span> per modelli personalizzati (se necessario) e <text:span text:style-name="Strong_20_Emphasis">Amazon Personalize</text:span> per raccomandazioni personalizzate. Questo tipo di servizio è interessante per il settore dell'e-commerce, in particolare per la moda, e può offrire un'esperienza utente unica e coinvolgente.</text:p>
      <text:p text:style-name="Text_20_body">Se hai bisogno di aiuto nell'integrazione di questi servizi o desideri ulteriori dettagli su come implementarlo, fammi sapere!</text:p>
      <text:p text:style-name="Text_20_body"/>
      <text:p text:style-name="P14">guardando a questi due plugin : Drift e Zendesk Chat io sto sviluppando un plugin che deve concorrenziale, l idea è di ottimizzare le richieste sui prodotti tramite un modello di fine tunning per non passare per esempio ogni volta la lista dei prodotti, inoltre sempre per essere concorrenziale, voglio poter far interrogare al mercante sui suoi dati del negozio per esempio il numero degli ordini, dei resi, e altre query o statistiche , cosa ne pensi </text:p>
      <text:h text:style-name="Heading_20_6" text:outline-level="6">ChatGPT ha detto:</text:h>
      <text:p text:style-name="Text_20_body">Mi sembra che tu stia cercando di creare una soluzione che possa offrire un valore aggiunto sia agli utenti (clienti) che ai mercanti (venditori), il che è un'ottima strategia per distinguerti dalla concorrenza. Analizzando il tuo approccio, vedo alcuni aspetti che potrebbero davvero fare la differenza:</text:p>
      <text:h text:style-name="Heading_20_3" text:outline-level="3">1. <text:span text:style-name="Strong_20_Emphasis">Ottimizzazione delle richieste sui prodotti tramite modello di fine-tuning</text:span></text:h>
      <text:p text:style-name="Text_20_body">L'idea di ottimizzare le richieste sui prodotti utilizzando un modello di fine-tuning è molto interessante e può dare un grande vantaggio competitivo rispetto a soluzioni come <text:span text:style-name="Strong_20_Emphasis">Drift</text:span> e <text:span text:style-name="Strong_20_Emphasis">Zendesk Chat</text:span>, che probabilmente non utilizzano un'intelligenza artificiale così specifica.</text:p>
      <text:list text:style-name="L27">
        <text:list-item>
          <text:p text:style-name="P67"><text:span text:style-name="Strong_20_Emphasis">Vantaggi:</text:span></text:p>
          <text:list>
            <text:list-item>
              <text:p text:style-name="P68"><text:span text:style-name="Strong_20_Emphasis">Risposte più rapide e accurate:</text:span> Se il modello di AI è ben addestrato sui dati specifici dei prodotti e delle interazioni degli utenti, sarà in grado di fornire risposte più precise e contestualizzate senza dover sempre interrogare il database per ogni richiesta. Questo può ridurre i tempi di risposta e migliorare l'esperienza utente.</text:p>
            </text:list-item>
            <text:list-item>
              <text:p text:style-name="P68"><text:span text:style-name="Strong_20_Emphasis">Personalizzazione:</text:span> Il fine-tuning consentirebbe di migliorare la comprensione del linguaggio naturale, rispondendo alle domande in modo più naturale e pertinente. Questo è particolarmente utile per rispondere a domande complesse o contestualizzate sui prodotti.</text:p>
            </text:list-item>
            <text:list-item>
              <text:p text:style-name="P68"><text:span text:style-name="Strong_20_Emphasis">Riduzione dei costi:</text:span> Il fatto che il modello sia ottimizzato per evitare di dover interrogare frequentemente il database ti consente di ridurre il carico sui server e migliorare le prestazioni del sistema, rispetto a un'architettura che risponde sempre con query dirette.</text:p>
            </text:list-item>
          </text:list>
        </text:list-item>
        <text:list-item>
          <text:p text:style-name="P67"><text:span text:style-name="Strong_20_Emphasis">Sfide:</text:span></text:p>
          <text:list>
            <text:list-item>
              <text:p text:style-name="P68"><text:span text:style-name="Strong_20_Emphasis">Manutenzione e aggiornamento del modello:</text:span> Il fine-tuning di modelli di AI richiede aggiornamenti regolari per rimanere al passo con i nuovi prodotti, cambiamenti nel catalogo e modifiche nelle domande degli utenti.</text:p>
            </text:list-item>
            <text:list-item>
              <text:p text:style-name="P67"><text:span text:style-name="Strong_20_Emphasis">Competenze tecniche:</text:span> Un buon fine-tuning richiede un'adeguata conoscenza di machine learning, che potrebbe richiedere risorse aggiuntive per l'implementazione e la manutenzione.</text:p>
            </text:list-item>
          </text:list>
        </text:list-item>
      </text:list>
      <text:h text:style-name="Heading_20_3" text:outline-level="3">2. <text:span text:style-name="Strong_20_Emphasis">Interrogazioni statistiche per i mercanti (ordini, resi, ecc.)</text:span></text:h>
      <text:p text:style-name="Text_20_body">Permettere ai mercanti di interrogare i propri dati, come ordini, resi e altre statistiche di vendita, aggiunge una componente analitica molto potente che potrebbe rappresentare un altro valore distintivo.</text:p>
      <text:list text:style-name="L28">
        <text:list-item>
          <text:p text:style-name="P70"><text:span text:style-name="Strong_20_Emphasis">Vantaggi:</text:span></text:p>
          <text:list>
            <text:list-item>
              <text:p text:style-name="P70"><text:soft-page-break/><text:span text:style-name="Strong_20_Emphasis">Accesso in tempo reale ai dati cruciali:</text:span> I mercanti potrebbero avere accesso diretto a informazioni molto utili, come il numero di ordini, resi, e tendenze di vendita, senza bisogno di accedere a strumenti complessi di analisi.</text:p>
            </text:list-item>
            <text:list-item>
              <text:p text:style-name="P70"><text:span text:style-name="Strong_20_Emphasis">Automazione delle operazioni:</text:span> Potresti anche integrare funzionalità che consentano ai mercanti di fare analisi predittive o di monitorare la performance in tempo reale, migliorando la loro capacità decisionale.</text:p>
            </text:list-item>
            <text:list-item>
              <text:p text:style-name="P70"><text:span text:style-name="Strong_20_Emphasis">Raccomandazioni proattive:</text:span> In base ai dati, potresti anche sviluppare un sistema che suggerisca azioni, come promozioni sui prodotti con più resi o suggerimenti su come migliorare le vendite in base alla stagionalità o al comportamento dei clienti.</text:p>
            </text:list-item>
          </text:list>
        </text:list-item>
        <text:list-item>
          <text:p text:style-name="P70"><text:span text:style-name="Strong_20_Emphasis">Sfide:</text:span></text:p>
          <text:list>
            <text:list-item>
              <text:p text:style-name="P70"><text:span text:style-name="Strong_20_Emphasis">Protezione dei dati sensibili:</text:span> Dato che i mercanti avranno accesso ai loro dati, è fondamentale implementare misure di sicurezza e privacy adeguate per proteggere informazioni sensibili.</text:p>
            </text:list-item>
            <text:list-item>
              <text:p text:style-name="P70"><text:span text:style-name="Strong_20_Emphasis">Interfaccia utente e UX:</text:span> La visualizzazione dei dati deve essere chiara e facilmente comprensibile. Può essere complicato fornire statistiche avanzate in modo che i mercanti non si sentano sopraffatti.</text:p>
            </text:list-item>
            <text:list-item>
              <text:p text:style-name="P69"><text:span text:style-name="Strong_20_Emphasis">Interrogazioni complesse:</text:span> Le query e l'estrazione dei dati devono essere ottimizzate per evitare carichi eccessivi sul database e garantire tempi di risposta rapidi, soprattutto con un elevato numero di transazioni.</text:p>
            </text:list-item>
          </text:list>
        </text:list-item>
      </text:list>
      <text:h text:style-name="Heading_20_3" text:outline-level="3">3. <text:span text:style-name="Strong_20_Emphasis">Differenziazione rispetto alla concorrenza</text:span></text:h>
      <text:list text:style-name="L29">
        <text:list-item>
          <text:p text:style-name="P72"><text:span text:style-name="Strong_20_Emphasis">Drift</text:span> e <text:span text:style-name="Strong_20_Emphasis">Zendesk Chat</text:span> sono ottimi strumenti per la chat dal vivo e l’assistenza automatica, ma mancano di una personalizzazione avanzata basata su machine learning e sull'accesso ai dati del negozio. La tua proposta di offrire sia risposte dinamiche sui prodotti che statistiche avanzate per i mercanti può risultare molto attraente, poiché affronta un problema che molti venditori affrontano: la difficoltà nell'analizzare e agire sui propri dati in tempo reale.</text:p>
        </text:list-item>
        <text:list-item>
          <text:p text:style-name="P71"><text:span text:style-name="Strong_20_Emphasis">Proposta di valore unica:</text:span> Offrire sia un supporto cliente avanzato che un accesso intelligente e analitico ai dati del negozio potrebbe fare davvero la differenza. La tua piattaforma potrebbe diventare un all-in-one che non solo aiuta i clienti a trovare i prodotti giusti, ma offre anche un sistema di gestione del negozio più efficiente.</text:p>
        </text:list-item>
      </text:list>
      <text:h text:style-name="Heading_20_3" text:outline-level="3">4. <text:span text:style-name="Strong_20_Emphasis">Funzionalità aggiuntive per aumentare la competitività</text:span></text:h>
      <text:list text:style-name="L30">
        <text:list-item>
          <text:p text:style-name="P74"><text:span text:style-name="Strong_20_Emphasis">Machine learning e AI predittiva:</text:span> Oltre a rispondere alle domande sui prodotti, potresti esplorare l’uso di <text:span text:style-name="Strong_20_Emphasis">AI predittiva</text:span> per aiutare i mercanti a fare previsioni sui trend di vendita, sugli stock da ordinare, e sulle performance dei prodotti.</text:p>
        </text:list-item>
        <text:list-item>
          <text:p text:style-name="P74"><text:span text:style-name="Strong_20_Emphasis">Automazione delle risposte:</text:span> Potresti anche automatizzare la gestione di domande comuni sui prodotti, ottimizzando le risposte in base alle preferenze passate degli utenti. Ad esempio, se un utente ha già acquistato un prodotto simile, la tua AI potrebbe rispondere in modo personalizzato, offrendo consigli basati su acquisti precedenti.</text:p>
        </text:list-item>
        <text:list-item>
          <text:p text:style-name="P73"><text:span text:style-name="Strong_20_Emphasis">Integrazione con altre piattaforme di e-commerce:</text:span> Se il tuo plugin si integra facilmente con altre piattaforme di e-commerce (Shopify, WooCommerce, Magento, ecc.), potresti ampliare la tua base di utenti.</text:p>
        </text:list-item>
      </text:list>
      <text:h text:style-name="Heading_20_3" text:outline-level="3"><text:soft-page-break/>Conclusioni</text:h>
      <text:p text:style-name="Text_20_body">Il tuo approccio di combinare un modello di AI avanzato per le risposte sui prodotti con la possibilità di interrogare i dati del negozio è sicuramente un'idea interessante e molto competitiva. Può offrire una serie di vantaggi sia per i clienti che per i mercanti, creando un ecosistema più intelligente e interattivo.</text:p>
      <text:p text:style-name="Text_20_body">Alcuni suggerimenti per il futuro sviluppo:</text:p>
      <text:list text:style-name="L31">
        <text:list-item>
          <text:p text:style-name="P76"><text:span text:style-name="Strong_20_Emphasis">Inizia con una buona base di dati:</text:span> Assicurati di avere accesso ai dati più rilevanti e completi per offrire risposte precise sia sui prodotti che sulle statistiche del negozio.</text:p>
        </text:list-item>
        <text:list-item>
          <text:p text:style-name="P76"><text:span text:style-name="Strong_20_Emphasis">Focalizzati sull’usabilità:</text:span> Un'interfaccia utente chiara e intuitiva sia per i mercanti che per gli utenti finali sarà fondamentale per il successo del prodotto.</text:p>
        </text:list-item>
        <text:list-item>
          <text:p text:style-name="P75"><text:span text:style-name="Strong_20_Emphasis">Scalabilità:</text:span> Quando il sistema cresce, dovrai essere in grado di gestire in modo efficiente una quantità crescente di dati e richieste. Assicurati che la tua architettura sia scalabile.</text:p>
        </text:list-item>
      </text:list>
      <text:p text:style-name="Text_20_body">Penso che con un buon piano di sviluppo, un approccio basato sull'AI e una focus sul valore per i mercanti, tu possa sviluppare un plugin molto competitivo!</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9T22:06:12.230434096</meta:creation-date>
    <dc:date>2025-02-09T23:38:51.562840078</dc:date>
    <meta:editing-duration>PT1H32M36S</meta:editing-duration>
    <meta:editing-cycles>10</meta:editing-cycles>
    <meta:generator>LibreOffice/24.2.7.2$Linux_X86_64 LibreOffice_project/420$Build-2</meta:generator>
    <meta:document-statistic meta:table-count="0" meta:image-count="0" meta:object-count="0" meta:page-count="18" meta:paragraph-count="289" meta:word-count="6128" meta:character-count="39528" meta:non-whitespace-character-count="33720"/>
  </office:meta>
</office:document-meta>
</file>